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15:00:00">
            <text:p>Fri Jan  2 15:00:00 201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05T14:00:00">
            <text:p>Mon Jan  5 14:00:00 201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05T15:00:00">
            <text:p>Mon Jan  5 15:00:00 201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1-05T16:00:00">
            <text:p>Mon Jan  5 16:00:00 201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1-05T17:00:00">
            <text:p>Mon Jan  5 17:00:00 201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1-05T18:00:00">
            <text:p>Mon Jan  5 18:00:00 201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05T19:00:00">
            <text:p>Mon Jan  5 19:00:00 201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1-06T14:00:00">
            <text:p>Tue Jan  6 14:00:00 201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1-06T16:00:00">
            <text:p>Tue Jan  6 16:00:00 201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1-06T17:00:00">
            <text:p>Tue Jan  6 17:00:00 201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5-01-06T18:00:00">
            <text:p>Tue Jan  6 18:00:00 201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09T18:00:00">
            <text:p>Fri Jan  9 18:00:00 201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10T17:00:00">
            <text:p>Sat Jan 10 17:00:00 201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1-11T18:00:00">
            <text:p>Sun Jan 11 18:00:00 201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13T17:00:00">
            <text:p>Tue Jan 13 17:00:00 201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1-13T18:00:00">
            <text:p>Tue Jan 13 18:00:00 201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1-14T06:00:00">
            <text:p>Wed Jan 14 06:00:00 201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5-01-14T15:00:00">
            <text:p>Wed Jan 14 15:00:00 201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1-14T16:00:00">
            <text:p>Wed Jan 14 16:00:00 201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5-01-14T17:00:00">
            <text:p>Wed Jan 14 17:00:00 201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5-01-14T18:00:00">
            <text:p>Wed Jan 14 18:00:00 201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15T02:00:00">
            <text:p>Thu Jan 15 02:00:00 201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5T12:00:00">
            <text:p>Thu Jan 15 12:00:00 201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15T13:00:00">
            <text:p>Thu Jan 15 13:00:00 201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15T14:00:00">
            <text:p>Thu Jan 15 14:00:00 201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15T15:00:00">
            <text:p>Thu Jan 15 15:00:00 201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5-01-15T16:00:00">
            <text:p>Thu Jan 15 16:00:00 201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1-15T17:00:00">
            <text:p>Thu Jan 15 17:00:00 201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15T18:00:00">
            <text:p>Thu Jan 15 18:00:00 201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15T19:00:00">
            <text:p>Thu Jan 15 19:00:00 201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1-15T20:00:00">
            <text:p>Thu Jan 15 20:00:00 201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01-15T21:00:00">
            <text:p>Thu Jan 15 21:00:00 201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01-15T22:00:00">
            <text:p>Thu Jan 15 22:00:00 201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15T23:00:00">
            <text:p>Thu Jan 15 23:00:00 201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1-16T00:00:00">
            <text:p>Fri Jan 16 00:00:00 201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16T01:00:00">
            <text:p>Fri Jan 16 01:00:00 201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1-16T02:00:00">
            <text:p>Fri Jan 16 02:00:00 201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1-16T03:00:00">
            <text:p>Fri Jan 16 03:00:00 201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1-16T04:00:00">
            <text:p>Fri Jan 16 04:00:00 201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5-01-16T08:00:00">
            <text:p>Fri Jan 16 08:00:00 201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5-01-16T09:00:00">
            <text:p>Fri Jan 16 09:00:00 201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01-16T10:00:00">
            <text:p>Fri Jan 16 10:00:00 201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01-17T11:00:00">
            <text:p>Sat Jan 17 11:00:00 201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17T12:00:00">
            <text:p>Sat Jan 17 12:00:00 201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1-17T19:00:00">
            <text:p>Sat Jan 17 19:00:00 201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20T14:00:00">
            <text:p>Tue Jan 20 14:00:00 2015</text:p>
          </table:table-cell>
          <table:table-cell office:value-type="float" office:value="29.8">
            <text:p>29.8</text:p>
          </table:table-cell>
        </table:table-row>
        <table:table-row>
          <table:table-cell table:style-name="pd1" office:value-type="date" office:date-value="2015-01-20T15:00:00">
            <text:p>Tue Jan 20 15:00:00 201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1-20T16:00:00">
            <text:p>Tue Jan 20 16:00:00 201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20T17:00:00">
            <text:p>Tue Jan 20 17:00:00 201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1-21T06:00:00">
            <text:p>Wed Jan 21 06:00:00 201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1-21T13:00:00">
            <text:p>Wed Jan 21 13:00:00 201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21T14:00:00">
            <text:p>Wed Jan 21 14:00:00 201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21T15:00:00">
            <text:p>Wed Jan 21 15:00:00 201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21T16:00:00">
            <text:p>Wed Jan 21 16:00:00 201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1-21T17:00:00">
            <text:p>Wed Jan 21 17:00:00 201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1T18:00:00">
            <text:p>Wed Jan 21 18:00:00 201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1-21T19:00:00">
            <text:p>Wed Jan 21 19:00:00 201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1-21T20:00:00">
            <text:p>Wed Jan 21 20:00:00 201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5-01-21T23:00:00">
            <text:p>Wed Jan 21 23:00:00 201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22T00:00:00">
            <text:p>Thu Jan 22 00:00:00 201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2T01:00:00">
            <text:p>Thu Jan 22 01:00:00 201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1-22T09:00:00">
            <text:p>Thu Jan 22 09:00:00 201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22T10:00:00">
            <text:p>Thu Jan 22 10:00:00 201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3T13:00:00">
            <text:p>Fri Jan 23 13:00:00 201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1-23T14:00:00">
            <text:p>Fri Jan 23 14:00:00 201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23T15:00:00">
            <text:p>Fri Jan 23 15:00:00 201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1-23T16:00:00">
            <text:p>Fri Jan 23 16:00:00 201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01-23T17:00:00">
            <text:p>Fri Jan 23 17:00:00 201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1-23T18:00:00">
            <text:p>Fri Jan 23 18:00:00 201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1-27T16:00:00">
            <text:p>Tue Jan 27 16:00:00 201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01-27T17:00:00">
            <text:p>Tue Jan 27 17:00:00 201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5-01-27T18:00:00">
            <text:p>Tue Jan 27 18:00:00 201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1-27T19:00:00">
            <text:p>Tue Jan 27 19:00:00 201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28T16:00:00">
            <text:p>Wed Jan 28 16:00:00 201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28T17:00:00">
            <text:p>Wed Jan 28 17:00:00 201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1-28T18:00:00">
            <text:p>Wed Jan 28 18:00:00 201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28T19:00:00">
            <text:p>Wed Jan 28 19:00:00 201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1-28T20:00:00">
            <text:p>Wed Jan 28 20:00:00 201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1-28T21:00:00">
            <text:p>Wed Jan 28 21:00:00 201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1-29T03:00:00">
            <text:p>Thu Jan 29 03:00:00 201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29T11:00:00">
            <text:p>Thu Jan 29 11:00:00 201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29T12:00:00">
            <text:p>Thu Jan 29 12:00:00 201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29T13:00:00">
            <text:p>Thu Jan 29 13:00:00 201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29T14:00:00">
            <text:p>Thu Jan 29 14:00:00 201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01-29T15:00:00">
            <text:p>Thu Jan 29 15:00:00 201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29T16:00:00">
            <text:p>Thu Jan 29 16:00:00 201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1-29T17:00:00">
            <text:p>Thu Jan 29 17:00:00 201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29T18:00:00">
            <text:p>Thu Jan 29 18:00:00 201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29T19:00:00">
            <text:p>Thu Jan 29 19:00:00 201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29T20:00:00">
            <text:p>Thu Jan 29 20:00:00 201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29T23:00:00">
            <text:p>Thu Jan 29 23:00:00 201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30T00:00:00">
            <text:p>Fri Jan 30 00:00:00 201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30T01:00:00">
            <text:p>Fri Jan 30 01:00:00 201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30T02:00:00">
            <text:p>Fri Jan 30 02:00:00 201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1-30T03:00:00">
            <text:p>Fri Jan 30 03:00:00 201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1-30T04:00:00">
            <text:p>Fri Jan 30 04:00:00 201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30T05:00:00">
            <text:p>Fri Jan 30 05:00:00 201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1-30T06:00:00">
            <text:p>Fri Jan 30 06:00:00 201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30T07:00:00">
            <text:p>Fri Jan 30 07:00:00 201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30T08:00:00">
            <text:p>Fri Jan 30 08:00:00 201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01-30T09:00:00">
            <text:p>Fri Jan 30 09:00:00 201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30T10:00:00">
            <text:p>Fri Jan 30 10:00:00 201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01-30T11:00:00">
            <text:p>Fri Jan 30 11:00:00 201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5-02-02T18:00:00">
            <text:p>Mon Feb  2 18:00:00 201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2-02T19:00:00">
            <text:p>Mon Feb  2 19:00:00 201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2-02T20:00:00">
            <text:p>Mon Feb  2 20:00:00 201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6T12:00:00">
            <text:p>Fri Feb  6 12:00:00 201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5-02-06T15:00:00">
            <text:p>Fri Feb  6 15:00:00 201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2-06T16:00:00">
            <text:p>Fri Feb  6 16:00:00 201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6T17:00:00">
            <text:p>Fri Feb  6 17:00:00 201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06T19:00:00">
            <text:p>Fri Feb  6 19:00:00 201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2-07T05:00:00">
            <text:p>Sat Feb  7 05:00:00 201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5-02-11T00:00:00">
            <text:p>Wed Feb 11 00:00:00 201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02-11T01:00:00">
            <text:p>Wed Feb 11 01:00:00 201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11T16:00:00">
            <text:p>Wed Feb 11 16:00:00 2015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5-02-12T14:00:00">
            <text:p>Thu Feb 12 14:00:00 201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12T16:00:00">
            <text:p>Thu Feb 12 16:00:00 201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5-02-12T17:00:00">
            <text:p>Thu Feb 12 17:00:00 2015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2-12T18:00:00">
            <text:p>Thu Feb 12 18:00:00 201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5-02-12T19:00:00">
            <text:p>Thu Feb 12 19:00:00 201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5-02-13T12:00:00">
            <text:p>Fri Feb 13 12:00:00 201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3T13:00:00">
            <text:p>Fri Feb 13 13:00:00 201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13T14:00:00">
            <text:p>Fri Feb 13 14:00:00 201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13T15:00:00">
            <text:p>Fri Feb 13 15:00:00 201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02-13T16:00:00">
            <text:p>Fri Feb 13 16:00:00 201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02-13T17:00:00">
            <text:p>Fri Feb 13 17:00:00 201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02-13T18:00:00">
            <text:p>Fri Feb 13 18:00:00 2015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5-02-13T19:00:00">
            <text:p>Fri Feb 13 19:00:00 201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3T20:00:00">
            <text:p>Fri Feb 13 20:00:00 201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02-13T21:00:00">
            <text:p>Fri Feb 13 21:00:00 201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2-13T22:00:00">
            <text:p>Fri Feb 13 22:00:00 201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02-14T00:00:00">
            <text:p>Sat Feb 14 00:00:00 201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2-14T01:00:00">
            <text:p>Sat Feb 14 01:00:00 201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02-14T02:00:00">
            <text:p>Sat Feb 14 02:00:00 201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5-02-14T03:00:00">
            <text:p>Sat Feb 14 03:00:00 201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2-14T04:00:00">
            <text:p>Sat Feb 14 04:00:00 201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14T05:00:00">
            <text:p>Sat Feb 14 05:00:00 201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02-14T06:00:00">
            <text:p>Sat Feb 14 06:00:00 201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2-14T07:00:00">
            <text:p>Sat Feb 14 07:00:00 201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2-14T08:00:00">
            <text:p>Sat Feb 14 08:00:00 201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4T09:00:00">
            <text:p>Sat Feb 14 09:00:00 201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2-14T10:00:00">
            <text:p>Sat Feb 14 10:00:00 201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2-14T11:00:00">
            <text:p>Sat Feb 14 11:00:00 201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4T12:00:00">
            <text:p>Sat Feb 14 12:00:00 201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2-14T13:00:00">
            <text:p>Sat Feb 14 13:00:00 201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02-14T14:00:00">
            <text:p>Sat Feb 14 14:00:00 201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14T15:00:00">
            <text:p>Sat Feb 14 15:00:00 201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16T12:00:00">
            <text:p>Mon Feb 16 12:00:00 201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16T19:00:00">
            <text:p>Mon Feb 16 19:00:00 201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2-16T20:00:00">
            <text:p>Mon Feb 16 20:00:00 201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17T02:00:00">
            <text:p>Tue Feb 17 02:00:00 201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2-17T03:00:00">
            <text:p>Tue Feb 17 03:00:00 201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22T22:00:00">
            <text:p>Sun Feb 22 22:00:00 2015</text:p>
          </table:table-cell>
          <table:table-cell office:value-type="float" office:value="45.1667">
            <text:p>45.1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